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4" style:family="paragraph" style:parent-style-name="Standard" style:master-page-name="">
      <style:paragraph-properties fo:margin-left="0.5in" fo:margin-right="0in" fo:margin-top="0in" fo:margin-bottom="0in" fo:line-height="115%" fo:text-align="start" style:justify-single-word="false" fo:orphans="2" fo:widows="2" fo:text-indent="0in" style:auto-text-indent="false" style:page-number="auto" fo:break-before="auto" fo:break-after="auto" style:writing-mode="lr-tb"/>
    </style:style>
    <style:style style:name="P5" style:family="paragraph" style:parent-style-name="Standard">
      <style:paragraph-properties fo:margin-left="0.5in" fo:margin-right="0in" fo:margin-top="0in" fo:margin-bottom="0in" fo:line-height="115%" fo:text-align="start" style:justify-single-word="false" fo:orphans="2" fo:widows="2" fo:text-indent="0in" style:auto-text-indent="false" fo:break-before="auto" fo:break-after="auto" style:writing-mode="lr-tb"/>
    </style:style>
    <style:style style:name="P6" style:family="paragraph" style:parent-style-name="Standard">
      <style:paragraph-properties fo:margin-left="0.5in" fo:margin-right="0in" fo:margin-top="0in" fo:margin-bottom="0in" fo:line-height="115%" fo:text-align="start" style:justify-single-word="false" fo:orphans="2" fo:widows="2" fo:text-indent="0in" style:auto-text-indent="false" style:writing-mode="lr-tb"/>
    </style:style>
    <style:style style:name="P7" style:family="paragraph" style:parent-style-name="Standard">
      <style:paragraph-properties fo:margin-left="0in" fo:margin-right="0in" fo:line-height="115%" fo:text-indent="0.5in" style:auto-text-indent="false" style:writing-mode="lr-tb"/>
    </style:style>
    <style:style style:name="P8" style:family="paragraph" style:parent-style-name="Standard" style:master-page-name="">
      <style:paragraph-properties fo:margin-left="0in" fo:margin-right="0in" fo:margin-top="0in" fo:margin-bottom="0in" fo:line-height="115%" fo:text-align="start" style:justify-single-word="false" fo:orphans="2" fo:widows="2" fo:text-indent="0in" style:auto-text-indent="false" style:page-number="auto" fo:break-before="auto" fo:break-after="auto" style:writing-mode="lr-tb"/>
    </style:style>
    <style:style style:name="P9" style:family="paragraph" style:parent-style-name="Standard" style:master-page-name="">
      <style:paragraph-properties fo:margin-left="0.5102in" fo:margin-right="0in" fo:margin-top="0in" fo:margin-bottom="0in" fo:line-height="115%" fo:text-align="start" style:justify-single-word="false" fo:orphans="2" fo:widows="2" fo:text-indent="0in" style:auto-text-indent="false" style:page-number="auto" fo:break-before="auto" fo:break-after="auto" style:writing-mode="lr-tb"/>
    </style:style>
    <style:style style:name="P10" style:family="paragraph" style:parent-style-name="Standard">
      <style:paragraph-properties fo:line-height="115%" style:writing-mode="lr-tb"/>
    </style:style>
    <style:style style:name="P11" style:family="paragraph" style:parent-style-name="Standard">
      <style:paragraph-properties fo:line-height="115%" fo:break-before="page" style:writing-mode="lr-tb"/>
      <style:text-properties fo:font-weight="bold" style:font-weight-asian="bold" style:font-weight-complex="bold"/>
    </style:style>
    <style:style style:name="P12" style:family="paragraph" style:parent-style-name="Standard" style:master-page-name="Standard">
      <style:paragraph-properties fo:text-align="justify" style:justify-single-word="false" style:page-number="auto" fo:break-before="auto" fo:break-after="auto"/>
      <style:text-properties fo:font-size="30pt" fo:font-weight="bold" style:font-size-asian="30pt" style:font-weight-asian="bold" style:font-name-complex="Times New Roman" style:font-size-complex="30pt" style:font-weight-complex="bold"/>
    </style:style>
    <style:style style:name="P13" style:family="paragraph" style:parent-style-name="Standard">
      <style:paragraph-properties fo:text-align="justify" style:justify-single-word="false"/>
      <style:text-properties fo:font-size="30pt" style:font-size-asian="30pt" style:font-name-complex="Times New Roman" style:font-size-complex="30pt"/>
    </style:style>
    <style:style style:name="P14"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15" style:family="paragraph" style:parent-style-name="Standard">
      <style:paragraph-properties fo:text-align="justify" style:justify-single-word="false"/>
      <style:text-properties fo:font-size="12pt" style:font-size-asian="12pt" style:font-name-complex="Times New Roman" style:font-size-complex="12pt"/>
    </style:style>
    <style:style style:name="P16"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17" style:family="paragraph" style:parent-style-name="Standard" style:list-style-name="L1">
      <style:paragraph-properties fo:margin-top="0in" fo:margin-bottom="0in" fo:line-height="115%" fo:text-align="start" style:justify-single-word="false" fo:orphans="2" fo:widows="2" style:writing-mode="lr-tb"/>
    </style:style>
    <style:style style:name="P18" style:family="paragraph" style:parent-style-name="Standard">
      <style:paragraph-properties fo:line-height="115%" fo:text-align="justify" style:justify-single-word="false" style:writing-mode="lr-tb"/>
    </style:style>
    <style:style style:name="P19" style:family="paragraph" style:parent-style-name="Standard">
      <style:paragraph-properties fo:line-height="115%" fo:text-align="justify" style:justify-single-word="false" style:writing-mode="lr-tb"/>
      <style:text-properties fo:font-size="12pt" style:font-size-asian="12pt" style:font-name-complex="Times New Roman" style:font-size-complex="12pt"/>
    </style:style>
    <style:style style:name="P20" style:family="paragraph" style:parent-style-name="Standard">
      <style:paragraph-properties fo:line-height="115%" fo:break-before="page" style:writing-mode="lr-tb"/>
      <style:text-properties fo:font-weight="bold" style:font-weight-asian="bold" style:font-weight-complex="bold"/>
    </style:style>
    <style:style style:name="P21" style:family="paragraph" style:parent-style-name="Standard">
      <style:paragraph-properties fo:text-align="justify" style:justify-single-word="false" fo:break-before="page"/>
      <style:text-properties fo:font-size="15pt" fo:font-weight="bold" style:font-size-asian="15pt" style:font-weight-asian="bold" style:font-name-complex="Times New Roman" style:font-size-complex="15pt" style:font-weight-complex="bold"/>
    </style:style>
    <style:style style:name="P22" style:family="paragraph" style:parent-style-name="Standard">
      <style:paragraph-properties fo:line-height="115%" fo:break-before="auto" fo:break-after="auto" style:writing-mode="lr-tb"/>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sting Report</text:p>
      <text:p text:style-name="P13"/>
      <text:p text:style-name="P14">Dekū</text:p>
      <text:p text:style-name="P15"/>
      <text:p text:style-name="P16">Client</text:p>
      <text:p text:style-name="P15">Shawn Squire</text:p>
      <text:p text:style-name="P15"/>
      <text:p text:style-name="P16">Team 6</text:p>
      <text:p text:style-name="P15">Boris Boiko</text:p>
      <text:p text:style-name="P15">Raymond Chan</text:p>
      <text:p text:style-name="P15">Gilbert Kuo</text:p>
      <text:p text:style-name="P15">Andrew Naviasky</text:p>
      <text:p text:style-name="P15">Jeremy Neal</text:p>
      <text:p text:style-name="P15"/>
      <text:p text:style-name="P19">4/30/2014</text:p>
      <text:p text:style-name="P21">Table of Contents</text:p>
      <text:p text:style-name="P18"/>
      <text:p text:style-name="P1">1. Introduction</text:p>
      <text:p text:style-name="P1"/>
      <text:p text:style-name="P1"><text:tab/>1.1 Purpose of This Document</text:p>
      <text:p text:style-name="P1"><text:tab/>1.2 References</text:p>
      <text:p text:style-name="P1"/>
      <text:p text:style-name="P1">2. Testing Process</text:p>
      <text:p text:style-name="P1"/>
      <text:p text:style-name="P1"><text:tab/>2.1 Description</text:p>
      <text:p text:style-name="P1"><text:tab/>2.2 Testing Sessions</text:p>
      <text:p text:style-name="P1"><text:tab/>2.3 Impressions of the Process</text:p>
      <text:p text:style-name="P1"/>
      <text:p text:style-name="P1">3. Test Results</text:p>
      <text:p text:style-name="P1"/>
      <text:p text:style-name="P1">Appendix A - Peer Review Sign-off</text:p>
      <text:p text:style-name="P1"/>
      <text:p text:style-name="P1">Appendix B - Document Contributions</text:p>
      <text:p text:style-name="P11">1. Introduction</text:p>
      <text:p text:style-name="P1"/>
      <text:p text:style-name="P1"><text:tab/>1.1 Purpose of This Document</text:p>
      <text:p text:style-name="P1"/>
      <text:p text:style-name="P4">The purpose of this document is to document the testing format and practices used during the development of the Dekū application. The audience for this document is the engineering team developing Dekū<text:span text:style-name="T1">, </text:span>any future maintainers of the project, and the customer. Shawn Squire.</text:p>
      <text:p text:style-name="P5"/>
      <text:p text:style-name="P5">In this document, the format for testing, as well as the process in which they are run, are detailed. This is documented separately for each context in which testing is required.</text:p>
      <text:p text:style-name="P1"/>
      <text:p text:style-name="P4">1.2 References</text:p>
      <text:p text:style-name="P6"/>
      <text:list xml:id="list5447238681" text:style-name="L1">
        <text:list-item>
          <text:p text:style-name="P17">System Requirements Specification</text:p>
        </text:list-item>
        <text:list-item>
          <text:p text:style-name="P17">Behavior-Driven Development: <text:a xlink:type="simple" xlink:href="http://en.wikipedia.org/wiki/Behavior-driven_development">http://en.wikipedia.org/wiki/</text:a><text:a xlink:type="simple" xlink:href="http://en.wikipedia.org/wiki/Behavior-driven_development">B</text:a><text:a xlink:type="simple" xlink:href="http://en.wikipedia.org/wiki/Behavior-driven_development">ehavior-driven_development</text:a></text:p>
          <text:p text:style-name="P17"/>
        </text:list-item>
      </text:list>
      <text:p text:style-name="P10"/>
      <text:p text:style-name="P1"/>
      <text:p text:style-name="P2">2. Testing Process</text:p>
      <text:p text:style-name="P1"/>
      <text:p text:style-name="P4">2.1 Description</text:p>
      <text:p text:style-name="P1"/>
      <text:p text:style-name="P4">For the development of Dekū, the engineering team is employing a behavior-driven development (BDD) cycle. A full description of this process is available on Wikipedia. This practice allows the developers to ensure that code performs as expectedly immediately, and saves time by not requiring the writing of tests after code is written, which can often result in incomplete and/or incorrect tests.</text:p>
      <text:p text:style-name="P5"/>
      <text:p text:style-name="P5">For this process, the team is using the use cases in the SRS as a model for defining our methods. Once we've determined the structure of our function, as well as the inputs and outputs, we define our tests, and use those tests to build our functions.</text:p>
      <text:p text:style-name="P5"/>
      <text:p text:style-name="P5">There are two systems used for testing in this application. Code is written in JavaScript and Python, and the systems for testing are different. </text:p>
      <text:p text:style-name="P5"/>
      <text:p text:style-name="P5">For JavaScript, we will be using Jasmine (<text:a xlink:type="simple" xlink:href="http://jasmine.github.io/2.0/introduction.html">http</text:a><text:a xlink:type="simple" xlink:href="http://jasmine.github.io/2.0/introduction.html">://</text:a><text:a xlink:type="simple" xlink:href="http://jasmine.github.io/2.0/introduction.html">jasmine</text:a><text:a xlink:type="simple" xlink:href="http://jasmine.github.io/2.0/introduction.html">.</text:a><text:a xlink:type="simple" xlink:href="http://jasmine.github.io/2.0/introduction.html">github</text:a><text:a xlink:type="simple" xlink:href="http://jasmine.github.io/2.0/introduction.html">.</text:a><text:a xlink:type="simple" xlink:href="http://jasmine.github.io/2.0/introduction.html">io</text:a><text:a xlink:type="simple" xlink:href="http://jasmine.github.io/2.0/introduction.html">/2.0/</text:a><text:a xlink:type="simple" xlink:href="http://jasmine.github.io/2.0/introduction.html">introduction</text:a><text:a xlink:type="simple" xlink:href="http://jasmine.github.io/2.0/introduction.html">.</text:a><text:a xlink:type="simple" xlink:href="http://jasmine.github.io/2.0/introduction.html">html</text:a>) as our testing framework, with Karma (<text:a xlink:type="simple" xlink:href="http://karma-runner.github.io/">http</text:a><text:a xlink:type="simple" xlink:href="http://karma-runner.github.io/">://</text:a><text:a xlink:type="simple" xlink:href="http://karma-runner.github.io/">karma</text:a><text:a xlink:type="simple" xlink:href="http://karma-runner.github.io/">-</text:a><text:a xlink:type="simple" xlink:href="http://karma-runner.github.io/">runner</text:a><text:a xlink:type="simple" xlink:href="http://karma-runner.github.io/">.</text:a><text:a xlink:type="simple" xlink:href="http://karma-runner.github.io/">github</text:a><text:a xlink:type="simple" xlink:href="http://karma-runner.github.io/">.</text:a><text:a xlink:type="simple" xlink:href="http://karma-runner.github.io/">io</text:a>) as a test runner. Jasmine is a behavior-driven test framework, where tests are written to define a unit, the unit is then written, and the test is used to verify.</text:p>
      <text:p text:style-name="P5"/>
      <text:p text:style-name="P5">For Python, we will be using the built-in unittests module, with nose (<text:a xlink:type="simple" xlink:href="https://nose.readthedocs.org/en/latest/">https</text:a><text:a xlink:type="simple" xlink:href="https://nose.readthedocs.org/en/latest/">://</text:a><text:a xlink:type="simple" xlink:href="https://nose.readthedocs.org/en/latest/">nose</text:a><text:a xlink:type="simple" xlink:href="https://nose.readthedocs.org/en/latest/">.</text:a><text:a xlink:type="simple" xlink:href="https://nose.readthedocs.org/en/latest/">readthedocs</text:a><text:a xlink:type="simple" xlink:href="https://nose.readthedocs.org/en/latest/">.</text:a><text:a xlink:type="simple" xlink:href="https://nose.readthedocs.org/en/latest/">org</text:a><text:a xlink:type="simple" xlink:href="https://nose.readthedocs.org/en/latest/">/</text:a><text:a xlink:type="simple" xlink:href="https://nose.readthedocs.org/en/latest/">en</text:a><text:a xlink:type="simple" xlink:href="https://nose.readthedocs.org/en/latest/">/</text:a><text:a xlink:type="simple" xlink:href="https://nose.readthedocs.org/en/latest/">latest</text:a><text:a xlink:type="simple" xlink:href="https://nose.readthedocs.org/en/latest/">/</text:a>) as a test runner. This is a less opinionated test framework, but will work for our needs.</text:p>
      <text:p text:style-name="P5"/>
      <text:p text:style-name="P5"><text:soft-page-break/>HTML, CSS and SQL code does not require testing. Any errors in those technologies will be covered in the code inspection process.</text:p>
      <text:p text:style-name="P6"/>
      <text:p text:style-name="P6">While we had the plan to use BDD from the start, that did not happen. Much of the initial code was written with an incomplete understanding of the mechanisms at work, especially with BackboneJS, one of the main components of the interface. However, currently, the API is fully unit-tested, and further development on it uses test-driven development.</text:p>
      <text:p text:style-name="P6"/>
      <text:p text:style-name="P6">Testing the interface did not begin in earnest until much of the basic interface was already implemented. This is due largely to a lack of data being used. The majority of the design work was in managing the application state, without a user or any data being passed. However, methods involving data creation, user authentication, etc. were tested with Jasmine.</text:p>
      <text:p text:style-name="P7"/>
      <text:p text:style-name="P4">2.2 Testing Sessions</text:p>
      <text:p text:style-name="P8"/>
      <text:p text:style-name="P9">Discrete testing sessions were not necessary. Tests were written and committed to the repository as part of the development process.</text:p>
      <text:p text:style-name="P1"/>
      <text:p text:style-name="P4">2.3 Impressions of the Process</text:p>
      <text:p text:style-name="P6"/>
      <text:p text:style-name="P6">Test driven development, when used properly and efficiently, is a very powerful methodology. The ability to know your code works as designed, and to know when and why it is not, is immensely helpful. Feedback is far more productive and meaningful, as opposed to errant print statements and best guesses.</text:p>
      <text:p text:style-name="P6"/>
      <text:p text:style-name="P6">Overall, our process has been below the expectations that we've set. However, the testing that we have done, regardless of the process involved, has made troubleshooting much easier. The quality of the program is much improved, with code being cleaner and easier to read.</text:p>
      <text:p text:style-name="P10"/>
      <text:p text:style-name="P1"/>
      <text:p text:style-name="P1"/>
      <text:p text:style-name="P2">3. Test Results</text:p>
      <text:p text:style-name="P1"/>
      <text:p text:style-name="P2"/>
      <text:p text:style-name="P11">Appendix A - Team Review Sign-off</text:p>
      <text:p text:style-name="P2"/>
      <text:p text:style-name="P1">This section of the document verifies that each team member has reviewed and agreed to the terms set forth in this document. This includes the testing frameworks used, the process in which they are to be written and run, and any issue thereof.</text:p>
      <text:p text:style-name="P1"/>
      <text:p text:style-name="P1">Boris Boiko <text:s text:c="10"/>Signature _____________________________ Date: ___/___/___</text:p>
      <text:p text:style-name="P1"/>
      <text:p text:style-name="P1">Comments:</text:p>
      <text:p text:style-name="P1"/>
      <text:p text:style-name="P1"/>
      <text:p text:style-name="P1"/>
      <text:p text:style-name="P1">Raymond Chan <text:s text:c="3"/>Signature _____________________________ Date: ___/___/___</text:p>
      <text:p text:style-name="P1"/>
      <text:p text:style-name="P1">Comments:</text:p>
      <text:p text:style-name="P1"/>
      <text:p text:style-name="P1"/>
      <text:p text:style-name="P1"/>
      <text:p text:style-name="P1">Gilbert Kuo <text:s text:c="10"/>Signature _____________________________ Date: ___/___/___</text:p>
      <text:p text:style-name="P1"/>
      <text:p text:style-name="P1">Comments:</text:p>
      <text:p text:style-name="P1"/>
      <text:p text:style-name="P1"/>
      <text:p text:style-name="P1"/>
      <text:p text:style-name="P1">Andrew Naviaski <text:s/>Signature _____________________________ Date: ___/___/___</text:p>
      <text:p text:style-name="P1"/>
      <text:p text:style-name="P1">Comments:</text:p>
      <text:p text:style-name="P1"/>
      <text:p text:style-name="P1"/>
      <text:p text:style-name="P1"/>
      <text:p text:style-name="P1">Jeremy Neal <text:s text:c="7"/>Signature _____________________________ Date: ___/___/___</text:p>
      <text:p text:style-name="P1"/>
      <text:p text:style-name="P1">Comments:</text:p>
      <text:p text:style-name="P1"/>
      <text:p text:style-name="P2"/>
      <text:p text:style-name="P11">Appendix B - Document Contributions</text:p>
      <text:p text:style-name="P2"/>
      <text:p text:style-name="P1"><text:tab/>Jeremy Neal - Initial skeleton of document, including sections 1.1, 2.1, Appendix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dc:creator>Boris Boiko</dc:creator>
    <meta:editing-cycles>10</meta:editing-cycles>
    <dc:date>2014-04-30T01:46:20</dc:date>
    <meta:editing-duration>PT3M36S</meta:editing-duration>
    <meta:document-statistic meta:table-count="0" meta:image-count="0" meta:object-count="0" meta:page-count="6" meta:paragraph-count="59" meta:word-count="727" meta:character-count="4763" meta:non-whitespace-character-count="4058"/>
  </office:meta>
</office:document-meta>
</file>